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</style:style>
    <style:style style:name="P9" style:parent-style-name="Paragraphedeliste" style:list-style-name="LFO1" style:family="paragraph"/>
  </office:automatic-styles>
  <office:body>
    <office:text text:use-soft-page-breaks="true">
      <text:p text:style-name="P1">Partie Admin (vie scolaire) :</text:p>
      <text:p text:style-name="Normal">Inscription d’élève, professeur, vie scolaire ;<text:line-break/>Consulter classes + élève et créer classe<text:line-break/>Consulter liste des enseignants<text:line-break/>Messagerie : Messagerie avec élève + prof<text:s/></text:p>
      <text:p text:style-name="Normal"><text:span text:style-name="T2">Partie Prof :</text:span></text:p>
      <text:p text:style-name="Normal">Liste eleve : Consulter liste eleve</text:p>
      <text:list text:style-name="LFO1" text:continue-numbering="true">
        <text:list-item>
          <text:p text:style-name="P3">Info : Consulter le profil d’un élève + note</text:p>
        </text:list-item>
        <text:list-item>
          <text:p text:style-name="P4">Permission d’ajouter un rapport concernant l’élève<text:s/></text:p>
        </text:list-item>
      </text:list>
      <text:p text:style-name="Normal">Liste des enseignants : Consulter liste enseignant<text:line-break/>Messagerie : Messagerie avec élève + prof<text:s/><text:line-break/>Prof :<text:s/></text:p>
      <text:list text:style-name="LFO1" text:continue-numbering="true">
        <text:list-item>
          <text:p text:style-name="P5">Ajout note ;</text:p>
        </text:list-item>
        <text:list-item>
          <text:p text:style-name="P6">Ajout devoir.</text:p>
        </text:list-item>
      </text:list>
      <text:p text:style-name="P7">Partie eleve</text:p>
      <text:p text:style-name="Normal">Index : Consulter devoir, Note, Message vie scolaire<text:line-break/>EDT : Consulter emploi du temps ;<text:line-break/>Messagerie : Messagerie avec élève + prof<text:s/><text:line-break/>Profil : profil élèv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8">Améliorations :</text:p>
      <text:p text:style-name="Normal"/>
      <text:p text:style-name="Normal">Rajouter le statut dans le bandeau du site (a cote de nom)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#</text:p>
      <text:list text:style-name="LFO1" text:continue-numbering="true">
        <text:list-item>
          <text:p text:style-name="P9"/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6pt" style:font-size-asian="16pt" style:font-size-complex="16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vid CARNEIRO</meta:initial-creator>
    <dc:creator>David CARNEIRO</dc:creator>
    <meta:creation-date>2021-10-18T19:58:00Z</meta:creation-date>
    <dc:date>2021-10-19T10:02:00Z</dc:date>
    <meta:template xlink:href="Normal.dotm" xlink:type="simple"/>
    <meta:editing-cycles>6</meta:editing-cycles>
    <meta:editing-duration>PT22080S</meta:editing-duration>
    <meta:document-statistic meta:page-count="3" meta:paragraph-count="1" meta:word-count="114" meta:character-count="746" meta:row-count="5" meta:non-whitespace-character-count="633"/>
  </office:meta>
</office:document-meta>
</file>